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ccff" draw:textarea-horizontal-align="justify" draw:textarea-vertical-align="middle" draw:auto-grow-height="false" fo:min-height="0.254cm" fo:min-width="1.106cm"/>
    </style:style>
    <style:style style:name="gr2" style:family="graphic" style:parent-style-name="objectwithoutfill">
      <style:graphic-properties svg:stroke-width="0.03cm" draw:marker-start-width="0.305cm" draw:marker-end="Arrow" draw:marker-end-width="0.195cm" draw:fill="none" draw:textarea-vertical-align="middle" fo:padding-top="0.14cm" fo:padding-bottom="0.14cm" fo:padding-left="0.265cm" fo:padding-right="0.265cm"/>
    </style:style>
    <style:style style:name="gr3" style:family="graphic" style:parent-style-name="standard">
      <style:graphic-properties svg:stroke-color="#000000" draw:fill-color="#ff3333" draw:textarea-horizontal-align="justify" draw:textarea-vertical-align="middle" draw:auto-grow-height="false" fo:min-height="0.254cm" fo:min-width="1.10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1cm" fo:min-width="0.193cm"/>
    </style:style>
    <style:style style:name="gr5" style:family="graphic" style:parent-style-name="standard">
      <style:graphic-properties svg:stroke-color="#000000" draw:fill-color="#000000" draw:opacity="40%" draw:textarea-horizontal-align="justify" draw:textarea-vertical-align="middle" draw:auto-grow-height="false" fo:min-height="0.316cm" fo:min-width="1.816cm" draw:shadow-opacity="40%"/>
    </style:style>
    <style:style style:name="gr6" style:family="graphic" style:parent-style-name="standard">
      <style:graphic-properties svg:stroke-color="#000000" draw:fill-color="#009900" draw:opacity="60%" draw:textarea-horizontal-align="justify" draw:textarea-vertical-align="middle" draw:auto-grow-height="false" fo:min-height="0.15cm" fo:min-width="0.776cm" draw:shadow-opacity="60%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1cm" fo:min-width="0.17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1cm" fo:min-width="0.81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1cm" fo:min-width="0.159cm"/>
    </style:style>
    <style:style style:name="gr10" style:family="graphic" style:parent-style-name="standard">
      <style:graphic-properties draw:fill-color="#ff6600" draw:opacity="60%" draw:textarea-horizontal-align="justify" draw:textarea-vertical-align="middle" draw:auto-grow-height="false" fo:min-height="0.75cm" fo:min-width="2.1cm" draw:shadow-opacity="60%"/>
    </style:style>
    <style:style style:name="gr11" style:family="graphic" style:parent-style-name="standard">
      <style:graphic-properties svg:stroke-width="0.03cm" svg:stroke-color="#000000" draw:marker-start-width="0.295cm" draw:marker-end-width="0.295cm" draw:textarea-vertical-align="middle" fo:padding-top="0.14cm" fo:padding-bottom="0.14cm" fo:padding-left="0.265cm" fo:padding-right="0.26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1cm" fo:min-width="0.87cm"/>
    </style:style>
    <style:style style:name="gr13" style:family="graphic" style:parent-style-name="standard">
      <style:graphic-properties svg:stroke-color="#000000" draw:fill-color="#ffff66" draw:textarea-horizontal-align="justify" draw:textarea-vertical-align="middle" draw:auto-grow-height="false" fo:min-height="0.316cm" fo:min-width="0.06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Arial" fo:font-size="8pt" style:font-size-asian="8pt" style:font-size-complex="8pt"/>
    </style:style>
    <style:style style:name="P3" style:family="paragraph">
      <style:text-properties style:font-name="Arial" fo:font-size="8pt" fo:font-weight="bold" style:font-size-asian="8pt" style:font-weight-asian="bold" style:font-size-complex="8pt" style:font-weight-complex="bold"/>
    </style:style>
    <style:style style:name="T1" style:family="text">
      <style:text-properties style:font-name="Arial" fo:font-size="8pt" style:font-size-asian="8pt" style:font-size-complex="8pt"/>
    </style:style>
    <style:style style:name="T2" style:family="text">
      <style:text-properties style:font-name="Arial" fo:font-size="8pt" fo:font-weight="bold" style:font-size-asian="8pt" style:font-weight-asian="bold" style:font-size-complex="8pt" style:font-weight-complex="bold"/>
    </style:style>
    <style:style style:name="T3" style:family="text">
      <style:text-properties style:font-name="Arial"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g>
          <draw:g>
            <draw:g>
              <draw:custom-shape draw:style-name="gr1" draw:text-style-name="P2" xml:id="id1" draw:id="id1" draw:layer="layout" svg:width="2.55cm" svg:height="0.8cm" svg:x="29.8cm" svg:y="4.55cm">
                <text:p text:style-name="P1"><text:span text:style-name="T1">(P) Solicitar</text:span></text:p>
                <text:p text:style-name="P1"><text:span text:style-name="T1">Conta</text:span></text:p>
  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  <draw:equation draw:name="f0" draw:formula="$0 "/>
                  <draw:equation draw:name="f1" draw:formula="21600-$0 "/>
                  <draw:equation draw:name="f2" draw:formula="$0 *10/24"/>
                  <draw:equation draw:name="f3" draw:formula="?f2 +1750"/>
                  <draw:equation draw:name="f4" draw:formula="21600-?f3 "/>
                  <draw:equation draw:name="f5" draw:formula="?f0 /2"/>
                  <draw:equation draw:name="f6" draw:formula="10800+?f5 "/>
                  <draw:equation draw:name="f7" draw:formula="?f0 -10800"/>
                  <draw:equation draw:name="f8" draw:formula="if(?f7 ,?f13 ,0)"/>
                  <draw:equation draw:name="f9" draw:formula="10800-?f5 "/>
                  <draw:equation draw:name="f10" draw:formula="if(?f7 ,?f12 ,21600)"/>
                  <draw:equation draw:name="f11" draw:formula="21600-?f5 "/>
                  <draw:equation draw:name="f12" draw:formula="21600*10800/?f0 "/>
                  <draw:equation draw:name="f13" draw:formula="21600-?f12 "/>
                  <draw:handle draw:handle-position="$0 top" draw:handle-range-x-minimum="0" draw:handle-range-x-maximum="21600"/>
                </draw:enhanced-geometry>
              </draw:custom-shape>
              <draw:custom-shape draw:style-name="gr1" draw:text-style-name="P2" xml:id="id2" draw:id="id2" draw:layer="layout" svg:width="2.55cm" svg:height="0.8cm" svg:x="29.801cm" svg:y="5.951cm">
                <text:p text:style-name="P1"><text:span text:style-name="T1">(S) Ler</text:span></text:p>
                <text:p text:style-name="P1"><text:span text:style-name="T1">Conta</text:span></text:p>
  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  <draw:equation draw:name="f0" draw:formula="$0 "/>
                  <draw:equation draw:name="f1" draw:formula="21600-$0 "/>
                  <draw:equation draw:name="f2" draw:formula="$0 *10/24"/>
                  <draw:equation draw:name="f3" draw:formula="?f2 +1750"/>
                  <draw:equation draw:name="f4" draw:formula="21600-?f3 "/>
                  <draw:equation draw:name="f5" draw:formula="?f0 /2"/>
                  <draw:equation draw:name="f6" draw:formula="10800+?f5 "/>
                  <draw:equation draw:name="f7" draw:formula="?f0 -10800"/>
                  <draw:equation draw:name="f8" draw:formula="if(?f7 ,?f13 ,0)"/>
                  <draw:equation draw:name="f9" draw:formula="10800-?f5 "/>
                  <draw:equation draw:name="f10" draw:formula="if(?f7 ,?f12 ,21600)"/>
                  <draw:equation draw:name="f11" draw:formula="21600-?f5 "/>
                  <draw:equation draw:name="f12" draw:formula="21600*10800/?f0 "/>
                  <draw:equation draw:name="f13" draw:formula="21600-?f12 "/>
                  <draw:handle draw:handle-position="$0 top" draw:handle-range-x-minimum="0" draw:handle-range-x-maximum="21600"/>
                </draw:enhanced-geometry>
              </draw:custom-shape>
              <draw:connector draw:style-name="gr2" draw:text-style-name="P1" draw:layer="layout" svg:x1="31.075cm" svg:y1="5.35cm" svg:x2="31.076cm" svg:y2="5.951cm" draw:start-shape="id1" draw:start-glue-point="8" draw:end-shape="id2" draw:end-glue-point="5" svg:d="M31075 5350v301h1v300" svg:viewBox="0 0 2 602">
                <text:p/>
              </draw:connector>
              <draw:custom-shape draw:style-name="gr3" draw:text-style-name="P2" xml:id="id3" draw:id="id3" draw:layer="layout" svg:width="2.55cm" svg:height="0.8cm" svg:x="30.425cm" svg:y="7.35cm">
                <text:p text:style-name="P1"><text:span text:style-name="T1">Enqnt. Conta</text:span></text:p>
                <text:p text:style-name="P1"><text:span text:style-name="T1">Invalida</text:span></text:p>
  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  <draw:equation draw:name="f0" draw:formula="$0 "/>
                  <draw:equation draw:name="f1" draw:formula="21600-$0 "/>
                  <draw:equation draw:name="f2" draw:formula="$0 *100/234"/>
                  <draw:equation draw:name="f3" draw:formula="?f2 +1700"/>
                  <draw:equation draw:name="f4" draw:formula="21600-?f3 "/>
                  <draw:handle draw:handle-position="$0 top" draw:handle-range-x-minimum="0" draw:handle-range-x-maximum="10800"/>
                </draw:enhanced-geometry>
              </draw:custom-shape>
              <draw:connector draw:style-name="gr2" draw:text-style-name="P1" draw:layer="layout" draw:line-skew="-0.101cm" svg:x1="31.076cm" svg:y1="6.751cm" svg:x2="31.7cm" svg:y2="7.35cm" draw:start-shape="id2" draw:start-glue-point="8" draw:end-shape="id3" draw:end-glue-point="4" svg:d="M31076 6751v199h624v400" svg:viewBox="0 0 625 600">
                <text:p/>
              </draw:connector>
              <draw:custom-shape draw:style-name="gr1" draw:text-style-name="P2" xml:id="id5" draw:id="id5" draw:layer="layout" svg:width="2.55cm" svg:height="0.8cm" svg:x="29.625cm" svg:y="10.15cm">
                <text:p text:style-name="P1"><text:span text:style-name="T1">(P) Solicite</text:span></text:p>
                <text:p text:style-name="P1"><text:span text:style-name="T1">Conta</text:span></text:p>
  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  <draw:equation draw:name="f0" draw:formula="$0 "/>
                  <draw:equation draw:name="f1" draw:formula="21600-$0 "/>
                  <draw:equation draw:name="f2" draw:formula="$0 *10/24"/>
                  <draw:equation draw:name="f3" draw:formula="?f2 +1750"/>
                  <draw:equation draw:name="f4" draw:formula="21600-?f3 "/>
                  <draw:equation draw:name="f5" draw:formula="?f0 /2"/>
                  <draw:equation draw:name="f6" draw:formula="10800+?f5 "/>
                  <draw:equation draw:name="f7" draw:formula="?f0 -10800"/>
                  <draw:equation draw:name="f8" draw:formula="if(?f7 ,?f13 ,0)"/>
                  <draw:equation draw:name="f9" draw:formula="10800-?f5 "/>
                  <draw:equation draw:name="f10" draw:formula="if(?f7 ,?f12 ,21600)"/>
                  <draw:equation draw:name="f11" draw:formula="21600-?f5 "/>
                  <draw:equation draw:name="f12" draw:formula="21600*10800/?f0 "/>
                  <draw:equation draw:name="f13" draw:formula="21600-?f12 "/>
                  <draw:handle draw:handle-position="$0 top" draw:handle-range-x-minimum="0" draw:handle-range-x-maximum="21600"/>
                </draw:enhanced-geometry>
              </draw:custom-shape>
              <draw:custom-shape draw:style-name="gr1" draw:text-style-name="P2" xml:id="id6" draw:id="id6" draw:layer="layout" svg:width="2.55cm" svg:height="0.8cm" svg:x="29.575cm" svg:y="11.55cm">
                <text:p text:style-name="P1"><text:span text:style-name="T1">(S) Ler</text:span></text:p>
                <text:p text:style-name="P1"><text:span text:style-name="T1">Conta</text:span></text:p>
  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  <draw:equation draw:name="f0" draw:formula="$0 "/>
                  <draw:equation draw:name="f1" draw:formula="21600-$0 "/>
                  <draw:equation draw:name="f2" draw:formula="$0 *10/24"/>
                  <draw:equation draw:name="f3" draw:formula="?f2 +1750"/>
                  <draw:equation draw:name="f4" draw:formula="21600-?f3 "/>
                  <draw:equation draw:name="f5" draw:formula="?f0 /2"/>
                  <draw:equation draw:name="f6" draw:formula="10800+?f5 "/>
                  <draw:equation draw:name="f7" draw:formula="?f0 -10800"/>
                  <draw:equation draw:name="f8" draw:formula="if(?f7 ,?f13 ,0)"/>
                  <draw:equation draw:name="f9" draw:formula="10800-?f5 "/>
                  <draw:equation draw:name="f10" draw:formula="if(?f7 ,?f12 ,21600)"/>
                  <draw:equation draw:name="f11" draw:formula="21600-?f5 "/>
                  <draw:equation draw:name="f12" draw:formula="21600*10800/?f0 "/>
                  <draw:equation draw:name="f13" draw:formula="21600-?f12 "/>
                  <draw:handle draw:handle-position="$0 top" draw:handle-range-x-minimum="0" draw:handle-range-x-maximum="21600"/>
                </draw:enhanced-geometry>
              </draw:custom-shape>
              <draw:custom-shape draw:style-name="gr1" draw:text-style-name="P2" xml:id="id4" draw:id="id4" draw:layer="layout" svg:width="2.55cm" svg:height="0.8cm" svg:x="29.802cm" svg:y="8.852cm">
                <text:p text:style-name="P1"><text:span text:style-name="T1">(P) Avisar</text:span></text:p>
                <text:p text:style-name="P1"><text:span text:style-name="T1">Irregular</text:span></text:p>
  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  <draw:equation draw:name="f0" draw:formula="$0 "/>
                  <draw:equation draw:name="f1" draw:formula="21600-$0 "/>
                  <draw:equation draw:name="f2" draw:formula="$0 *10/24"/>
                  <draw:equation draw:name="f3" draw:formula="?f2 +1750"/>
                  <draw:equation draw:name="f4" draw:formula="21600-?f3 "/>
                  <draw:equation draw:name="f5" draw:formula="?f0 /2"/>
                  <draw:equation draw:name="f6" draw:formula="10800+?f5 "/>
                  <draw:equation draw:name="f7" draw:formula="?f0 -10800"/>
                  <draw:equation draw:name="f8" draw:formula="if(?f7 ,?f13 ,0)"/>
                  <draw:equation draw:name="f9" draw:formula="10800-?f5 "/>
                  <draw:equation draw:name="f10" draw:formula="if(?f7 ,?f12 ,21600)"/>
                  <draw:equation draw:name="f11" draw:formula="21600-?f5 "/>
                  <draw:equation draw:name="f12" draw:formula="21600*10800/?f0 "/>
                  <draw:equation draw:name="f13" draw:formula="21600-?f12 "/>
                  <draw:handle draw:handle-position="$0 top" draw:handle-range-x-minimum="0" draw:handle-range-x-maximum="21600"/>
                </draw:enhanced-geometry>
              </draw:custom-shape>
              <draw:connector draw:style-name="gr2" draw:text-style-name="P1" draw:layer="layout" svg:x1="31.7cm" svg:y1="8.15cm" svg:x2="31.396cm" svg:y2="8.852cm" draw:start-shape="id3" draw:start-glue-point="6" draw:end-shape="id4" draw:end-glue-point="4" svg:d="M31700 8150v352h-304v350" svg:viewBox="0 0 305 703">
                <text:p/>
              </draw:connector>
              <draw:connector draw:style-name="gr2" draw:text-style-name="P1" draw:layer="layout" draw:line-skew="-0.152cm" svg:x1="31.077cm" svg:y1="9.652cm" svg:x2="30.9cm" svg:y2="10.15cm" draw:start-shape="id4" draw:start-glue-point="8" draw:end-shape="id5" draw:end-glue-point="5" svg:d="M31077 9652v98h-177v400" svg:viewBox="0 0 178 499">
                <text:p/>
              </draw:connector>
              <draw:frame draw:style-name="gr4" draw:text-style-name="P3" draw:layer="layout" svg:width="0.693cm" svg:height="0.581cm" svg:x="31.225cm" svg:y="8.069cm">
                <draw:text-box>
                  <text:p><text:span text:style-name="T2">V</text:span></text:p>
                </draw:text-box>
              </draw:frame>
              <draw:connector draw:style-name="gr2" draw:text-style-name="P1" draw:layer="layout" draw:line-skew="-0.101cm" svg:x1="30.581cm" svg:y1="10.95cm" svg:x2="31.169cm" svg:y2="11.55cm" draw:start-shape="id5" draw:start-glue-point="7" draw:end-shape="id6" draw:end-glue-point="4" svg:d="M30581 10950v200h588v400" svg:viewBox="0 0 589 601">
                <text:p/>
              </draw:connector>
              <draw:connector draw:style-name="gr2" draw:text-style-name="P1" draw:layer="layout" draw:line-skew="-0.151cm" svg:x1="31.15cm" svg:y1="4.05cm" svg:x2="31.394cm" svg:y2="4.55cm" draw:start-shape="id7" draw:start-glue-point="2" draw:end-shape="id1" draw:end-glue-point="4" svg:d="M31150 4050v100h244v400" svg:viewBox="0 0 245 501">
                <text:p/>
              </draw:connector>
              <draw:custom-shape draw:style-name="gr5" draw:text-style-name="P1" xml:id="id7" draw:id="id7" draw:layer="layout" svg:width="2.55cm" svg:height="0.8cm" svg:x="29.875cm" svg:y="3.25cm">
                <text:p text:style-name="P1">Início</text:p>
  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onnector draw:style-name="gr2" draw:text-style-name="P1" draw:layer="layout" draw:line-skew="-0.002cm" svg:x1="30.85cm" svg:y1="12.35cm" svg:x2="30.425cm" svg:y2="7.75cm" draw:start-shape="id6" draw:start-glue-point="8" draw:end-shape="id3" draw:end-glue-point="5" svg:d="M30850 12350v500h-1776v-5100h1351" svg:viewBox="0 0 1777 5101">
                <text:p/>
              </draw:connector>
              <draw:custom-shape draw:style-name="gr6" draw:text-style-name="P2" xml:id="id8" draw:id="id8" draw:layer="layout" svg:width="2.55cm" svg:height="0.8cm" svg:x="32.225cm" svg:y="13.25cm">
                <text:p text:style-name="P1"><text:span text:style-name="T1">Selec. Conta</text:span></text:p>
                <draw:enhanced-geometry svg:viewBox="0 0 21600 21600" draw:glue-points="10800 0 0 10800 10800 21600 21600 10800" draw:text-areas="5400 5400 16200 16200" draw:type="diamond" draw:enhanced-path="M 10800 0 L 21600 10800 10800 21600 0 10800 10800 0 Z N"/>
              </draw:custom-shape>
              <draw:connector draw:style-name="gr2" draw:text-style-name="P1" draw:layer="layout" svg:x1="32.975cm" svg:y1="7.75cm" svg:x2="33.5cm" svg:y2="13.25cm" draw:start-shape="id3" draw:start-glue-point="7" draw:end-shape="id8" draw:end-glue-point="4" svg:d="M32975 7750h525v5500" svg:viewBox="0 0 526 5501">
                <text:p/>
              </draw:connector>
              <draw:frame draw:style-name="gr7" draw:text-style-name="P3" draw:layer="layout" svg:width="0.676cm" svg:height="0.581cm" svg:x="32.726cm" svg:y="7.27cm">
                <draw:text-box>
                  <text:p><text:span text:style-name="T2">F</text:span></text:p>
                </draw:text-box>
              </draw:frame>
              <draw:custom-shape draw:style-name="gr1" draw:text-style-name="P2" xml:id="id9" draw:id="id9" draw:layer="layout" svg:width="2.55cm" svg:height="0.8cm" svg:x="29.575cm" svg:y="14.45cm">
                <text:p text:style-name="P1"><text:span text:style-name="T1">(P) Entrada</text:span></text:p>
                <text:p text:style-name="P1"><text:span text:style-name="T1">N-Conta</text:span></text:p>
  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  <draw:equation draw:name="f0" draw:formula="$0 "/>
                  <draw:equation draw:name="f1" draw:formula="21600-$0 "/>
                  <draw:equation draw:name="f2" draw:formula="$0 *10/24"/>
                  <draw:equation draw:name="f3" draw:formula="?f2 +1750"/>
                  <draw:equation draw:name="f4" draw:formula="21600-?f3 "/>
                  <draw:equation draw:name="f5" draw:formula="?f0 /2"/>
                  <draw:equation draw:name="f6" draw:formula="10800+?f5 "/>
                  <draw:equation draw:name="f7" draw:formula="?f0 -10800"/>
                  <draw:equation draw:name="f8" draw:formula="if(?f7 ,?f13 ,0)"/>
                  <draw:equation draw:name="f9" draw:formula="10800-?f5 "/>
                  <draw:equation draw:name="f10" draw:formula="if(?f7 ,?f12 ,21600)"/>
                  <draw:equation draw:name="f11" draw:formula="21600-?f5 "/>
                  <draw:equation draw:name="f12" draw:formula="21600*10800/?f0 "/>
                  <draw:equation draw:name="f13" draw:formula="21600-?f12 "/>
                  <draw:handle draw:handle-position="$0 top" draw:handle-range-x-minimum="0" draw:handle-range-x-maximum="21600"/>
                </draw:enhanced-geometry>
              </draw:custom-shape>
              <draw:connector draw:style-name="gr2" draw:text-style-name="P1" draw:layer="layout" svg:x1="32.225cm" svg:y1="13.65cm" svg:x2="31.169cm" svg:y2="14.45cm" draw:start-shape="id8" draw:start-glue-point="5" draw:end-shape="id9" draw:end-glue-point="4" svg:d="M32225 13650h-1056v800" svg:viewBox="0 0 1057 801">
                <text:p/>
              </draw:connector>
              <draw:frame draw:style-name="gr8" draw:text-style-name="P3" draw:layer="layout" svg:width="1.315cm" svg:height="0.581cm" svg:x="31.126cm" svg:y="13.17cm">
                <draw:text-box>
                  <text:p><text:span text:style-name="T2">1 a 'N'</text:span></text:p>
                </draw:text-box>
              </draw:frame>
              <draw:custom-shape draw:style-name="gr1" draw:text-style-name="P2" xml:id="id10" draw:id="id10" draw:layer="layout" svg:width="2.55cm" svg:height="0.8cm" svg:x="34.476cm" svg:y="14.451cm">
                <text:p text:style-name="P1"><text:span text:style-name="T1">(P) Saida</text:span></text:p>
                <text:p text:style-name="P1"><text:span text:style-name="T1">Menu 'Contas' <text:s/></text:span></text:p>
  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  <draw:equation draw:name="f0" draw:formula="$0 "/>
                  <draw:equation draw:name="f1" draw:formula="21600-$0 "/>
                  <draw:equation draw:name="f2" draw:formula="$0 *10/24"/>
                  <draw:equation draw:name="f3" draw:formula="?f2 +1750"/>
                  <draw:equation draw:name="f4" draw:formula="21600-?f3 "/>
                  <draw:equation draw:name="f5" draw:formula="?f0 /2"/>
                  <draw:equation draw:name="f6" draw:formula="10800+?f5 "/>
                  <draw:equation draw:name="f7" draw:formula="?f0 -10800"/>
                  <draw:equation draw:name="f8" draw:formula="if(?f7 ,?f13 ,0)"/>
                  <draw:equation draw:name="f9" draw:formula="10800-?f5 "/>
                  <draw:equation draw:name="f10" draw:formula="if(?f7 ,?f12 ,21600)"/>
                  <draw:equation draw:name="f11" draw:formula="21600-?f5 "/>
                  <draw:equation draw:name="f12" draw:formula="21600*10800/?f0 "/>
                  <draw:equation draw:name="f13" draw:formula="21600-?f12 "/>
                  <draw:handle draw:handle-position="$0 top" draw:handle-range-x-minimum="0" draw:handle-range-x-maximum="21600"/>
                </draw:enhanced-geometry>
              </draw:custom-shape>
              <draw:connector draw:style-name="gr2" draw:text-style-name="P1" draw:layer="layout" svg:x1="34.775cm" svg:y1="13.65cm" svg:x2="35.751cm" svg:y2="14.451cm" draw:start-shape="id8" draw:start-glue-point="7" draw:end-shape="id10" draw:end-glue-point="5" svg:d="M34775 13650h976v801" svg:viewBox="0 0 977 802">
                <text:p/>
              </draw:connector>
              <draw:frame draw:style-name="gr9" draw:text-style-name="P3" draw:layer="layout" svg:width="0.659cm" svg:height="0.581cm" svg:x="34.726cm" svg:y="13.171cm">
                <draw:text-box>
                  <text:p><text:span text:style-name="T2">0</text:span></text:p>
                </draw:text-box>
              </draw:frame>
              <draw:connector draw:style-name="gr2" draw:text-style-name="P1" draw:layer="layout" svg:x1="36.708cm" svg:y1="14.851cm" svg:x2="36.026cm" svg:y2="3.651cm" draw:start-shape="id10" draw:start-glue-point="6" draw:end-shape="id11" draw:end-glue-point="1" svg:d="M36708 14851h820v-11200h-1502" svg:viewBox="0 0 1503 11201">
                <text:p/>
              </draw:connector>
              <draw:custom-shape draw:style-name="gr1" draw:text-style-name="P2" xml:id="id12" draw:id="id12" draw:layer="layout" svg:width="2.55cm" svg:height="0.8cm" svg:x="29.801cm" svg:y="15.851cm">
                <text:p text:style-name="P1"><text:span text:style-name="T1">(P) Solicitar</text:span></text:p>
                <text:p text:style-name="P1"><text:span text:style-name="T1">Operação</text:span></text:p>
  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  <draw:equation draw:name="f0" draw:formula="$0 "/>
                  <draw:equation draw:name="f1" draw:formula="21600-$0 "/>
                  <draw:equation draw:name="f2" draw:formula="$0 *10/24"/>
                  <draw:equation draw:name="f3" draw:formula="?f2 +1750"/>
                  <draw:equation draw:name="f4" draw:formula="21600-?f3 "/>
                  <draw:equation draw:name="f5" draw:formula="?f0 /2"/>
                  <draw:equation draw:name="f6" draw:formula="10800+?f5 "/>
                  <draw:equation draw:name="f7" draw:formula="?f0 -10800"/>
                  <draw:equation draw:name="f8" draw:formula="if(?f7 ,?f13 ,0)"/>
                  <draw:equation draw:name="f9" draw:formula="10800-?f5 "/>
                  <draw:equation draw:name="f10" draw:formula="if(?f7 ,?f12 ,21600)"/>
                  <draw:equation draw:name="f11" draw:formula="21600-?f5 "/>
                  <draw:equation draw:name="f12" draw:formula="21600*10800/?f0 "/>
                  <draw:equation draw:name="f13" draw:formula="21600-?f12 "/>
                  <draw:handle draw:handle-position="$0 top" draw:handle-range-x-minimum="0" draw:handle-range-x-maximum="21600"/>
                </draw:enhanced-geometry>
              </draw:custom-shape>
              <draw:connector draw:style-name="gr2" draw:text-style-name="P1" draw:layer="layout" draw:line-skew="-0.101cm" svg:x1="30.85cm" svg:y1="15.25cm" svg:x2="31.395cm" svg:y2="15.851cm" draw:start-shape="id9" draw:start-glue-point="8" draw:end-shape="id12" draw:end-glue-point="4" svg:d="M30850 15250v200h545v401" svg:viewBox="0 0 546 602">
                <text:p/>
              </draw:connector>
              <draw:custom-shape draw:style-name="gr1" draw:text-style-name="P2" xml:id="id13" draw:id="id13" draw:layer="layout" svg:width="2.55cm" svg:height="0.8cm" svg:x="29.802cm" svg:y="17.252cm">
                <text:p text:style-name="P1"><text:span text:style-name="T1">(P) Ler</text:span></text:p>
                <text:p text:style-name="P1"><text:span text:style-name="T1">Operação</text:span></text:p>
  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  <draw:equation draw:name="f0" draw:formula="$0 "/>
                  <draw:equation draw:name="f1" draw:formula="21600-$0 "/>
                  <draw:equation draw:name="f2" draw:formula="$0 *10/24"/>
                  <draw:equation draw:name="f3" draw:formula="?f2 +1750"/>
                  <draw:equation draw:name="f4" draw:formula="21600-?f3 "/>
                  <draw:equation draw:name="f5" draw:formula="?f0 /2"/>
                  <draw:equation draw:name="f6" draw:formula="10800+?f5 "/>
                  <draw:equation draw:name="f7" draw:formula="?f0 -10800"/>
                  <draw:equation draw:name="f8" draw:formula="if(?f7 ,?f13 ,0)"/>
                  <draw:equation draw:name="f9" draw:formula="10800-?f5 "/>
                  <draw:equation draw:name="f10" draw:formula="if(?f7 ,?f12 ,21600)"/>
                  <draw:equation draw:name="f11" draw:formula="21600-?f5 "/>
                  <draw:equation draw:name="f12" draw:formula="21600*10800/?f0 "/>
                  <draw:equation draw:name="f13" draw:formula="21600-?f12 "/>
                  <draw:handle draw:handle-position="$0 top" draw:handle-range-x-minimum="0" draw:handle-range-x-maximum="21600"/>
                </draw:enhanced-geometry>
              </draw:custom-shape>
              <draw:connector draw:style-name="gr2" draw:text-style-name="P1" draw:layer="layout" svg:x1="31.076cm" svg:y1="16.651cm" svg:x2="31.077cm" svg:y2="17.252cm" draw:start-shape="id12" draw:start-glue-point="8" draw:end-shape="id13" draw:end-glue-point="5" svg:d="M31076 16651v301h1v300" svg:viewBox="0 0 2 602">
                <text:p/>
              </draw:connector>
              <draw:connector draw:style-name="gr2" draw:text-style-name="P1" draw:layer="layout" svg:x1="30.758cm" svg:y1="18.052cm" svg:x2="32.6cm" svg:y2="19.95cm" draw:start-shape="id13" draw:start-glue-point="7" draw:end-shape="id14" draw:end-glue-point="4" svg:d="M30758 18052v950h1842v948" svg:viewBox="0 0 1843 1899">
                <text:p/>
              </draw:connector>
              <draw:custom-shape draw:style-name="gr6" draw:text-style-name="P2" xml:id="id15" draw:id="id15" draw:layer="layout" svg:width="2.55cm" svg:height="0.8cm" svg:x="23.324cm" svg:y="4.429cm">
                <text:p text:style-name="P1"><text:span text:style-name="T1">Selec. Ope.</text:span></text:p>
                <draw:enhanced-geometry svg:viewBox="0 0 21600 21600" draw:glue-points="10800 0 0 10800 10800 21600 21600 10800" draw:text-areas="5400 5400 16200 16200" draw:type="diamond" draw:enhanced-path="M 10800 0 L 21600 10800 10800 21600 0 10800 10800 0 Z N"/>
              </draw:custom-shape>
              <draw:custom-shape draw:style-name="gr1" draw:text-style-name="P2" xml:id="id16" draw:id="id16" draw:layer="layout" svg:width="2.55cm" svg:height="0.8cm" svg:x="25.275cm" svg:y="5.73cm">
                <text:p text:style-name="P1"><text:span text:style-name="T1">(P) Saida</text:span></text:p>
                <text:p text:style-name="P1"><text:span text:style-name="T1">Menu 'Ope.' <text:s/></text:span></text:p>
  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  <draw:equation draw:name="f0" draw:formula="$0 "/>
                  <draw:equation draw:name="f1" draw:formula="21600-$0 "/>
                  <draw:equation draw:name="f2" draw:formula="$0 *10/24"/>
                  <draw:equation draw:name="f3" draw:formula="?f2 +1750"/>
                  <draw:equation draw:name="f4" draw:formula="21600-?f3 "/>
                  <draw:equation draw:name="f5" draw:formula="?f0 /2"/>
                  <draw:equation draw:name="f6" draw:formula="10800+?f5 "/>
                  <draw:equation draw:name="f7" draw:formula="?f0 -10800"/>
                  <draw:equation draw:name="f8" draw:formula="if(?f7 ,?f13 ,0)"/>
                  <draw:equation draw:name="f9" draw:formula="10800-?f5 "/>
                  <draw:equation draw:name="f10" draw:formula="if(?f7 ,?f12 ,21600)"/>
                  <draw:equation draw:name="f11" draw:formula="21600-?f5 "/>
                  <draw:equation draw:name="f12" draw:formula="21600*10800/?f0 "/>
                  <draw:equation draw:name="f13" draw:formula="21600-?f12 "/>
                  <draw:handle draw:handle-position="$0 top" draw:handle-range-x-minimum="0" draw:handle-range-x-maximum="21600"/>
                </draw:enhanced-geometry>
              </draw:custom-shape>
              <draw:connector draw:style-name="gr2" draw:text-style-name="P1" draw:layer="layout" svg:x1="25.874cm" svg:y1="4.829cm" svg:x2="26.55cm" svg:y2="5.73cm" draw:start-shape="id15" draw:start-glue-point="7" draw:end-shape="id16" draw:end-glue-point="5" svg:d="M25874 4829h676v901" svg:viewBox="0 0 677 902">
                <text:p/>
              </draw:connector>
              <draw:custom-shape draw:style-name="gr1" draw:text-style-name="P2" xml:id="id17" draw:id="id17" draw:layer="layout" svg:width="2.55cm" svg:height="0.8cm" svg:x="20.874cm" svg:y="5.729cm">
                <text:p text:style-name="P1"><text:span text:style-name="T1">(P) Solitar</text:span></text:p>
                <text:p text:style-name="P1"><text:span text:style-name="T1">Valor Dep.</text:span></text:p>
  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  <draw:equation draw:name="f0" draw:formula="$0 "/>
                  <draw:equation draw:name="f1" draw:formula="21600-$0 "/>
                  <draw:equation draw:name="f2" draw:formula="$0 *10/24"/>
                  <draw:equation draw:name="f3" draw:formula="?f2 +1750"/>
                  <draw:equation draw:name="f4" draw:formula="21600-?f3 "/>
                  <draw:equation draw:name="f5" draw:formula="?f0 /2"/>
                  <draw:equation draw:name="f6" draw:formula="10800+?f5 "/>
                  <draw:equation draw:name="f7" draw:formula="?f0 -10800"/>
                  <draw:equation draw:name="f8" draw:formula="if(?f7 ,?f13 ,0)"/>
                  <draw:equation draw:name="f9" draw:formula="10800-?f5 "/>
                  <draw:equation draw:name="f10" draw:formula="if(?f7 ,?f12 ,21600)"/>
                  <draw:equation draw:name="f11" draw:formula="21600-?f5 "/>
                  <draw:equation draw:name="f12" draw:formula="21600*10800/?f0 "/>
                  <draw:equation draw:name="f13" draw:formula="21600-?f12 "/>
                  <draw:handle draw:handle-position="$0 top" draw:handle-range-x-minimum="0" draw:handle-range-x-maximum="21600"/>
                </draw:enhanced-geometry>
              </draw:custom-shape>
              <draw:connector draw:style-name="gr2" draw:text-style-name="P1" xml:id="id21" draw:id="id21" draw:layer="layout" svg:x1="23.324cm" svg:y1="4.829cm" svg:x2="22.149cm" svg:y2="5.729cm" draw:start-shape="id15" draw:start-glue-point="5" draw:end-shape="id17" draw:end-glue-point="5" svg:d="M23324 4829h-1175v900" svg:viewBox="0 0 1176 901">
                <text:p/>
              </draw:connector>
              <draw:custom-shape draw:style-name="gr10" draw:text-style-name="P2" xml:id="id19" draw:id="id19" draw:layer="layout" svg:width="2.6cm" svg:height="1cm" svg:x="20.923cm" svg:y="8.428cm">
                <text:p text:style-name="P1"><text:span text:style-name="T1">Saldo_ContaN</text:span></text:p>
                <text:p text:style-name="P1"><text:span text:style-name="T1">+= Deposito</text:span></text:p>
                <draw:enhanced-geometry svg:viewBox="0 0 21600 21600" draw:type="rectangle" draw:enhanced-path="M 0 0 L 21600 0 21600 21600 0 21600 0 0 Z N"/>
              </draw:custom-shape>
              <draw:connector draw:style-name="gr2" draw:text-style-name="P1" draw:layer="layout" draw:line-skew="-0.08cm" svg:x1="21.83cm" svg:y1="6.529cm" svg:x2="22.469cm" svg:y2="7.03cm" draw:start-shape="id17" draw:start-glue-point="7" draw:end-shape="id18" draw:end-glue-point="4" svg:d="M21830 6529v171h639v330" svg:viewBox="0 0 640 502">
                <text:p/>
              </draw:connector>
              <draw:custom-shape draw:style-name="gr1" draw:text-style-name="P2" xml:id="id20" draw:id="id20" draw:layer="layout" svg:width="2.55cm" svg:height="0.8cm" svg:x="21.075cm" svg:y="10.03cm">
                <text:p text:style-name="P1"><text:span text:style-name="T1"><text:s text:c="3"/></text:span><text:span text:style-name="T1">(P) Sucesso</text:span></text:p>
                <text:p text:style-name="P1"><text:span text:style-name="T1">Dep.</text:span></text:p>
  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  <draw:equation draw:name="f0" draw:formula="$0 "/>
                  <draw:equation draw:name="f1" draw:formula="21600-$0 "/>
                  <draw:equation draw:name="f2" draw:formula="$0 *10/24"/>
                  <draw:equation draw:name="f3" draw:formula="?f2 +1750"/>
                  <draw:equation draw:name="f4" draw:formula="21600-?f3 "/>
                  <draw:equation draw:name="f5" draw:formula="?f0 /2"/>
                  <draw:equation draw:name="f6" draw:formula="10800+?f5 "/>
                  <draw:equation draw:name="f7" draw:formula="?f0 -10800"/>
                  <draw:equation draw:name="f8" draw:formula="if(?f7 ,?f13 ,0)"/>
                  <draw:equation draw:name="f9" draw:formula="10800-?f5 "/>
                  <draw:equation draw:name="f10" draw:formula="if(?f7 ,?f12 ,21600)"/>
                  <draw:equation draw:name="f11" draw:formula="21600-?f5 "/>
                  <draw:equation draw:name="f12" draw:formula="21600*10800/?f0 "/>
                  <draw:equation draw:name="f13" draw:formula="21600-?f12 "/>
                  <draw:handle draw:handle-position="$0 top" draw:handle-range-x-minimum="0" draw:handle-range-x-maximum="21600"/>
                </draw:enhanced-geometry>
              </draw:custom-shape>
              <draw:connector draw:style-name="gr2" draw:text-style-name="P1" draw:layer="layout" draw:line-skew="-0.151cm" svg:x1="22.223cm" svg:y1="9.428cm" svg:x2="22.669cm" svg:y2="10.03cm" draw:start-shape="id19" draw:start-glue-point="2" draw:end-shape="id20" draw:end-glue-point="4" svg:d="M22223 9428v150h446v452" svg:viewBox="0 0 447 603">
                <text:p/>
              </draw:connector>
              <draw:custom-shape draw:style-name="gr1" draw:text-style-name="P2" xml:id="id22" draw:id="id22" draw:layer="layout" svg:width="2.55cm" svg:height="0.8cm" svg:x="16.573cm" svg:y="5.65cm">
                <text:p text:style-name="P1"><text:span text:style-name="T1">(P) Solitar</text:span></text:p>
                <text:p text:style-name="P1"><text:span text:style-name="T1">Valor Saq.</text:span></text:p>
  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  <draw:equation draw:name="f0" draw:formula="$0 "/>
                  <draw:equation draw:name="f1" draw:formula="21600-$0 "/>
                  <draw:equation draw:name="f2" draw:formula="$0 *10/24"/>
                  <draw:equation draw:name="f3" draw:formula="?f2 +1750"/>
                  <draw:equation draw:name="f4" draw:formula="21600-?f3 "/>
                  <draw:equation draw:name="f5" draw:formula="?f0 /2"/>
                  <draw:equation draw:name="f6" draw:formula="10800+?f5 "/>
                  <draw:equation draw:name="f7" draw:formula="?f0 -10800"/>
                  <draw:equation draw:name="f8" draw:formula="if(?f7 ,?f13 ,0)"/>
                  <draw:equation draw:name="f9" draw:formula="10800-?f5 "/>
                  <draw:equation draw:name="f10" draw:formula="if(?f7 ,?f12 ,21600)"/>
                  <draw:equation draw:name="f11" draw:formula="21600-?f5 "/>
                  <draw:equation draw:name="f12" draw:formula="21600*10800/?f0 "/>
                  <draw:equation draw:name="f13" draw:formula="21600-?f12 "/>
                  <draw:handle draw:handle-position="$0 top" draw:handle-range-x-minimum="0" draw:handle-range-x-maximum="21600"/>
                </draw:enhanced-geometry>
              </draw:custom-shape>
              <draw:connector draw:style-name="gr2" draw:text-style-name="P1" xml:id="id34" draw:id="id34" draw:layer="layout" svg:x1="22.149cm" svg:y1="4.829cm" svg:x2="18.167cm" svg:y2="5.65cm" draw:start-shape="id21" draw:start-glue-point="0" draw:end-shape="id22" draw:end-glue-point="4" svg:d="M22149 4829h-3982v821" svg:viewBox="0 0 3983 822">
                <text:p/>
              </draw:connector>
              <draw:custom-shape draw:style-name="gr6" draw:text-style-name="P2" xml:id="id24" draw:id="id24" draw:layer="layout" svg:width="2.55cm" svg:height="0.8cm" svg:x="16.023cm" svg:y="8.35cm">
                <text:p text:style-name="P1"><text:span text:style-name="T1">Insuf. Saldo</text:span></text:p>
                <draw:enhanced-geometry svg:viewBox="0 0 21600 21600" draw:glue-points="10800 0 0 10800 10800 21600 21600 10800" draw:text-areas="5400 5400 16200 16200" draw:type="diamond" draw:enhanced-path="M 10800 0 L 21600 10800 10800 21600 0 10800 10800 0 Z N"/>
              </draw:custom-shape>
              <draw:connector draw:style-name="gr2" draw:text-style-name="P1" draw:layer="layout" draw:line-skew="-0.08cm" svg:x1="17.529cm" svg:y1="6.45cm" svg:x2="18.07cm" svg:y2="6.953cm" draw:start-shape="id22" draw:start-glue-point="7" draw:end-shape="id23" draw:end-glue-point="4" svg:d="M17529 6450v172h541v331" svg:viewBox="0 0 542 504">
                <text:p/>
              </draw:connector>
              <draw:custom-shape draw:style-name="gr10" draw:text-style-name="P2" xml:id="id25" draw:id="id25" draw:layer="layout" svg:width="2.6cm" svg:height="1cm" svg:x="17.323cm" svg:y="9.25cm">
                <text:p text:style-name="P1"><text:span text:style-name="T1">Saque &gt;</text:span></text:p>
                <text:p text:style-name="P1"><text:span text:style-name="T1">Saldo_ContaN</text:span></text:p>
                <draw:enhanced-geometry svg:viewBox="0 0 21600 21600" draw:type="rectangle" draw:enhanced-path="M 0 0 L 21600 0 21600 21600 0 21600 0 0 Z N"/>
              </draw:custom-shape>
              <draw:connector draw:style-name="gr2" draw:text-style-name="P1" draw:layer="layout" svg:x1="18.573cm" svg:y1="8.75cm" svg:x2="18.623cm" svg:y2="9.25cm" draw:start-shape="id24" draw:start-glue-point="7" draw:end-shape="id25" draw:end-glue-point="0" svg:d="M18573 8750h50v500" svg:viewBox="0 0 51 501">
                <text:p/>
              </draw:connector>
              <draw:custom-shape draw:style-name="gr1" draw:text-style-name="P2" xml:id="id26" draw:id="id26" draw:layer="layout" svg:width="2.55cm" svg:height="0.8cm" svg:x="17.373cm" svg:y="10.75cm">
                <text:p text:style-name="P1"><text:span text:style-name="T1"><text:s text:c="3"/></text:span><text:span text:style-name="T1">(P) Saldo</text:span></text:p>
                <text:p text:style-name="P1"><text:span text:style-name="T1">Insuficiente</text:span></text:p>
  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  <draw:equation draw:name="f0" draw:formula="$0 "/>
                  <draw:equation draw:name="f1" draw:formula="21600-$0 "/>
                  <draw:equation draw:name="f2" draw:formula="$0 *10/24"/>
                  <draw:equation draw:name="f3" draw:formula="?f2 +1750"/>
                  <draw:equation draw:name="f4" draw:formula="21600-?f3 "/>
                  <draw:equation draw:name="f5" draw:formula="?f0 /2"/>
                  <draw:equation draw:name="f6" draw:formula="10800+?f5 "/>
                  <draw:equation draw:name="f7" draw:formula="?f0 -10800"/>
                  <draw:equation draw:name="f8" draw:formula="if(?f7 ,?f13 ,0)"/>
                  <draw:equation draw:name="f9" draw:formula="10800-?f5 "/>
                  <draw:equation draw:name="f10" draw:formula="if(?f7 ,?f12 ,21600)"/>
                  <draw:equation draw:name="f11" draw:formula="21600-?f5 "/>
                  <draw:equation draw:name="f12" draw:formula="21600*10800/?f0 "/>
                  <draw:equation draw:name="f13" draw:formula="21600-?f12 "/>
                  <draw:handle draw:handle-position="$0 top" draw:handle-range-x-minimum="0" draw:handle-range-x-maximum="21600"/>
                </draw:enhanced-geometry>
              </draw:custom-shape>
              <draw:connector draw:style-name="gr2" draw:text-style-name="P1" draw:layer="layout" draw:line-skew="-0.1cm" svg:x1="18.623cm" svg:y1="10.25cm" svg:x2="18.967cm" svg:y2="10.75cm" draw:start-shape="id25" draw:start-glue-point="2" draw:end-shape="id26" draw:end-glue-point="4" svg:d="M18623 10250v150h344v350" svg:viewBox="0 0 345 501">
                <text:p/>
              </draw:connector>
              <draw:connector draw:style-name="gr2" draw:text-style-name="P1" draw:layer="layout" svg:x1="18.648cm" svg:y1="11.55cm" svg:x2="18.805cm" svg:y2="6.05cm" draw:start-shape="id26" draw:start-glue-point="8" draw:end-shape="id22" draw:end-glue-point="6" svg:d="M18648 11550v502h1777v-6002h-1620" svg:viewBox="0 0 1778 6003">
                <text:p/>
              </draw:connector>
              <draw:custom-shape draw:style-name="gr10" draw:text-style-name="P2" xml:id="id27" draw:id="id27" draw:layer="layout" svg:width="2.6cm" svg:height="1cm" svg:x="14.423cm" svg:y="9.25cm">
                <text:p text:style-name="P1"><text:span text:style-name="T1">Saque &lt;=</text:span></text:p>
                <text:p text:style-name="P1"><text:span text:style-name="T1">Saldo_ContaN</text:span></text:p>
                <draw:enhanced-geometry svg:viewBox="0 0 21600 21600" draw:type="rectangle" draw:enhanced-path="M 0 0 L 21600 0 21600 21600 0 21600 0 0 Z N"/>
              </draw:custom-shape>
              <draw:connector draw:style-name="gr2" draw:text-style-name="P1" draw:layer="layout" svg:x1="16.023cm" svg:y1="8.75cm" svg:x2="15.723cm" svg:y2="9.25cm" draw:start-shape="id24" draw:start-glue-point="5" draw:end-shape="id27" draw:end-glue-point="0" svg:d="M16023 8750h-300v500" svg:viewBox="0 0 301 501">
                <text:p/>
              </draw:connector>
              <draw:custom-shape draw:style-name="gr1" draw:text-style-name="P2" xml:id="id29" draw:id="id29" draw:layer="layout" svg:width="2.55cm" svg:height="0.8cm" svg:x="14.573cm" svg:y="13.901cm">
                <text:p text:style-name="P1"><text:span text:style-name="T1"><text:s text:c="3"/></text:span><text:span text:style-name="T1">(P) Sucesso</text:span></text:p>
                <text:p text:style-name="P1"><text:span text:style-name="T1">Saque</text:span></text:p>
  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  <draw:equation draw:name="f0" draw:formula="$0 "/>
                  <draw:equation draw:name="f1" draw:formula="21600-$0 "/>
                  <draw:equation draw:name="f2" draw:formula="$0 *10/24"/>
                  <draw:equation draw:name="f3" draw:formula="?f2 +1750"/>
                  <draw:equation draw:name="f4" draw:formula="21600-?f3 "/>
                  <draw:equation draw:name="f5" draw:formula="?f0 /2"/>
                  <draw:equation draw:name="f6" draw:formula="10800+?f5 "/>
                  <draw:equation draw:name="f7" draw:formula="?f0 -10800"/>
                  <draw:equation draw:name="f8" draw:formula="if(?f7 ,?f13 ,0)"/>
                  <draw:equation draw:name="f9" draw:formula="10800-?f5 "/>
                  <draw:equation draw:name="f10" draw:formula="if(?f7 ,?f12 ,21600)"/>
                  <draw:equation draw:name="f11" draw:formula="21600-?f5 "/>
                  <draw:equation draw:name="f12" draw:formula="21600*10800/?f0 "/>
                  <draw:equation draw:name="f13" draw:formula="21600-?f12 "/>
                  <draw:handle draw:handle-position="$0 top" draw:handle-range-x-minimum="0" draw:handle-range-x-maximum="21600"/>
                </draw:enhanced-geometry>
              </draw:custom-shape>
              <draw:connector draw:style-name="gr2" draw:text-style-name="P1" draw:layer="layout" draw:line-skew="-0.15cm" svg:x1="15.723cm" svg:y1="13.201cm" svg:x2="16.167cm" svg:y2="13.901cm" draw:start-shape="id28" draw:start-glue-point="2" draw:end-shape="id29" draw:end-glue-point="4" svg:d="M15723 13201v200h444v500" svg:viewBox="0 0 445 701">
                <text:p/>
              </draw:connector>
              <draw:custom-shape draw:style-name="gr3" draw:text-style-name="P2" xml:id="id14" draw:id="id14" draw:layer="layout" svg:width="2.55cm" svg:height="0.8cm" svg:x="31.325cm" svg:y="19.95cm">
                <text:p text:style-name="P1"><text:span text:style-name="T1">Enqnt. Ope.</text:span></text:p>
                <text:p text:style-name="P1"><text:span text:style-name="T1">Invalida</text:span></text:p>
    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    <draw:equation draw:name="f0" draw:formula="$0 "/>
                  <draw:equation draw:name="f1" draw:formula="21600-$0 "/>
                  <draw:equation draw:name="f2" draw:formula="$0 *100/234"/>
                  <draw:equation draw:name="f3" draw:formula="?f2 +1700"/>
                  <draw:equation draw:name="f4" draw:formula="21600-?f3 "/>
                  <draw:handle draw:handle-position="$0 top" draw:handle-range-x-minimum="0" draw:handle-range-x-maximum="10800"/>
                </draw:enhanced-geometry>
              </draw:custom-shape>
              <draw:custom-shape draw:style-name="gr1" draw:text-style-name="P2" xml:id="id30" draw:id="id30" draw:layer="layout" svg:width="2.55cm" svg:height="0.8cm" svg:x="32.002cm" svg:y="21.752cm">
                <text:p text:style-name="P1"><text:span text:style-name="T1">(P) Avisar</text:span></text:p>
                <text:p text:style-name="P1"><text:span text:style-name="T1">Irregular</text:span></text:p>
  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  <draw:equation draw:name="f0" draw:formula="$0 "/>
                  <draw:equation draw:name="f1" draw:formula="21600-$0 "/>
                  <draw:equation draw:name="f2" draw:formula="$0 *10/24"/>
                  <draw:equation draw:name="f3" draw:formula="?f2 +1750"/>
                  <draw:equation draw:name="f4" draw:formula="21600-?f3 "/>
                  <draw:equation draw:name="f5" draw:formula="?f0 /2"/>
                  <draw:equation draw:name="f6" draw:formula="10800+?f5 "/>
                  <draw:equation draw:name="f7" draw:formula="?f0 -10800"/>
                  <draw:equation draw:name="f8" draw:formula="if(?f7 ,?f13 ,0)"/>
                  <draw:equation draw:name="f9" draw:formula="10800-?f5 "/>
                  <draw:equation draw:name="f10" draw:formula="if(?f7 ,?f12 ,21600)"/>
                  <draw:equation draw:name="f11" draw:formula="21600-?f5 "/>
                  <draw:equation draw:name="f12" draw:formula="21600*10800/?f0 "/>
                  <draw:equation draw:name="f13" draw:formula="21600-?f12 "/>
                  <draw:handle draw:handle-position="$0 top" draw:handle-range-x-minimum="0" draw:handle-range-x-maximum="21600"/>
                </draw:enhanced-geometry>
              </draw:custom-shape>
              <draw:connector draw:style-name="gr2" draw:text-style-name="P1" draw:layer="layout" draw:line-skew="-0.153cm" svg:x1="32.6cm" svg:y1="20.75cm" svg:x2="33.277cm" svg:y2="21.752cm" draw:start-shape="id14" draw:start-glue-point="6" draw:end-shape="id30" draw:end-glue-point="5" svg:d="M32600 20750v349h677v653" svg:viewBox="0 0 678 1003">
                <text:p/>
              </draw:connector>
              <draw:custom-shape draw:style-name="gr1" draw:text-style-name="P2" xml:id="id31" draw:id="id31" draw:layer="layout" svg:width="2.55cm" svg:height="0.8cm" svg:x="31.925cm" svg:y="23.15cm">
                <text:p text:style-name="P1"><text:span text:style-name="T1">(P) Solicite</text:span></text:p>
                <text:p text:style-name="P1"><text:span text:style-name="T1">Operação</text:span></text:p>
  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  <draw:equation draw:name="f0" draw:formula="$0 "/>
                  <draw:equation draw:name="f1" draw:formula="21600-$0 "/>
                  <draw:equation draw:name="f2" draw:formula="$0 *10/24"/>
                  <draw:equation draw:name="f3" draw:formula="?f2 +1750"/>
                  <draw:equation draw:name="f4" draw:formula="21600-?f3 "/>
                  <draw:equation draw:name="f5" draw:formula="?f0 /2"/>
                  <draw:equation draw:name="f6" draw:formula="10800+?f5 "/>
                  <draw:equation draw:name="f7" draw:formula="?f0 -10800"/>
                  <draw:equation draw:name="f8" draw:formula="if(?f7 ,?f13 ,0)"/>
                  <draw:equation draw:name="f9" draw:formula="10800-?f5 "/>
                  <draw:equation draw:name="f10" draw:formula="if(?f7 ,?f12 ,21600)"/>
                  <draw:equation draw:name="f11" draw:formula="21600-?f5 "/>
                  <draw:equation draw:name="f12" draw:formula="21600*10800/?f0 "/>
                  <draw:equation draw:name="f13" draw:formula="21600-?f12 "/>
                  <draw:handle draw:handle-position="$0 top" draw:handle-range-x-minimum="0" draw:handle-range-x-maximum="21600"/>
                </draw:enhanced-geometry>
              </draw:custom-shape>
              <draw:connector draw:style-name="gr2" draw:text-style-name="P1" draw:layer="layout" draw:line-skew="-0.103cm" svg:x1="32.958cm" svg:y1="22.552cm" svg:x2="33.519cm" svg:y2="23.15cm" draw:start-shape="id30" draw:start-glue-point="7" draw:end-shape="id31" draw:end-glue-point="4" svg:d="M32958 22552v197h561v401" svg:viewBox="0 0 562 599">
                <text:p/>
              </draw:connector>
              <draw:frame draw:style-name="gr4" draw:text-style-name="P3" draw:layer="layout" svg:width="0.693cm" svg:height="0.581cm" svg:x="32.525cm" svg:y="20.669cm">
                <draw:text-box>
                  <text:p><text:span text:style-name="T2">V</text:span></text:p>
                </draw:text-box>
              </draw:frame>
              <draw:custom-shape draw:style-name="gr1" draw:text-style-name="P2" xml:id="id32" draw:id="id32" draw:layer="layout" svg:width="2.55cm" svg:height="0.8cm" svg:x="31.875cm" svg:y="24.45cm">
                <text:p text:style-name="P1"><text:span text:style-name="T1">(S) Ler</text:span></text:p>
                <text:p text:style-name="P1"><text:span text:style-name="T1">Operação</text:span></text:p>
  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  <draw:equation draw:name="f0" draw:formula="$0 "/>
                  <draw:equation draw:name="f1" draw:formula="21600-$0 "/>
                  <draw:equation draw:name="f2" draw:formula="$0 *10/24"/>
                  <draw:equation draw:name="f3" draw:formula="?f2 +1750"/>
                  <draw:equation draw:name="f4" draw:formula="21600-?f3 "/>
                  <draw:equation draw:name="f5" draw:formula="?f0 /2"/>
                  <draw:equation draw:name="f6" draw:formula="10800+?f5 "/>
                  <draw:equation draw:name="f7" draw:formula="?f0 -10800"/>
                  <draw:equation draw:name="f8" draw:formula="if(?f7 ,?f13 ,0)"/>
                  <draw:equation draw:name="f9" draw:formula="10800-?f5 "/>
                  <draw:equation draw:name="f10" draw:formula="if(?f7 ,?f12 ,21600)"/>
                  <draw:equation draw:name="f11" draw:formula="21600-?f5 "/>
                  <draw:equation draw:name="f12" draw:formula="21600*10800/?f0 "/>
                  <draw:equation draw:name="f13" draw:formula="21600-?f12 "/>
                  <draw:handle draw:handle-position="$0 top" draw:handle-range-x-minimum="0" draw:handle-range-x-maximum="21600"/>
                </draw:enhanced-geometry>
              </draw:custom-shape>
              <draw:connector draw:style-name="gr2" draw:text-style-name="P1" draw:layer="layout" draw:line-skew="-0.152cm" svg:x1="32.881cm" svg:y1="23.95cm" svg:x2="33.469cm" svg:y2="24.45cm" draw:start-shape="id31" draw:start-glue-point="7" draw:end-shape="id32" draw:end-glue-point="4" svg:d="M32881 23950v99h588v401" svg:viewBox="0 0 589 501">
                <text:p/>
              </draw:connector>
              <draw:connector draw:style-name="gr2" draw:text-style-name="P1" draw:layer="layout" svg:x1="33.15cm" svg:y1="25.25cm" svg:x2="33.875cm" svg:y2="20.35cm" draw:start-shape="id32" draw:start-glue-point="8" draw:end-shape="id14" draw:end-glue-point="7" svg:d="M33150 25250v502h1777v-5402h-1052" svg:viewBox="0 0 1778 5403">
                <text:p/>
              </draw:connector>
              <draw:connector draw:style-name="gr2" draw:text-style-name="P1" draw:layer="layout" draw:line-skew="-0.275cm" svg:x1="31.325cm" svg:y1="20.35cm" svg:x2="24.599cm" svg:y2="4.429cm" draw:start-shape="id14" draw:start-glue-point="5" draw:end-shape="id15" draw:end-glue-point="4" svg:d="M31325 20350h-3000v-16422h-3726v501" svg:viewBox="0 0 6727 16423">
                <text:p/>
              </draw:connector>
              <draw:frame draw:style-name="gr7" draw:text-style-name="P3" draw:layer="layout" svg:width="0.676cm" svg:height="0.581cm" svg:x="30.725cm" svg:y="19.87cm">
                <draw:text-box>
                  <text:p><text:span text:style-name="T2">F</text:span></text:p>
                </draw:text-box>
              </draw:frame>
              <draw:connector draw:style-name="gr11" draw:text-style-name="P1" xml:id="id33" draw:id="id33" draw:layer="layout" draw:line-skew="10.044cm" svg:x1="26.55cm" svg:y1="6.53cm" svg:x2="35.765cm" svg:y2="25.78cm" draw:start-shape="id16" draw:start-glue-point="8" svg:d="M26550 6530v19920h9215v-670" svg:viewBox="0 0 9216 19921">
                <text:p/>
              </draw:connector>
              <draw:connector draw:style-name="gr2" draw:text-style-name="P1" draw:layer="layout" draw:line-skew="-0.511cm -8.815cm" svg:x1="35.765cm" svg:y1="25.78cm" svg:x2="33.5cm" svg:y2="14.05cm" draw:start-shape="id33" draw:start-glue-point="3" draw:end-shape="id8" draw:end-glue-point="6" svg:d="M35765 25780h4v-7630h-2269v-4100" svg:viewBox="0 0 2270 11731">
                <text:p/>
              </draw:connector>
              <draw:custom-shape draw:style-name="gr1" draw:text-style-name="P2" xml:id="id35" draw:id="id35" draw:layer="layout" svg:width="2.55cm" svg:height="0.8cm" svg:x="9.474cm" svg:y="5.65cm">
                <text:p text:style-name="P1"><text:span text:style-name="T1">(P) Solitar</text:span></text:p>
                <text:p text:style-name="P1"><text:span text:style-name="T3">N-Conta Transf.</text:span><text:span text:style-name="T1"> <text:s text:c="2"/></text:span></text:p>
  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  <draw:equation draw:name="f0" draw:formula="$0 "/>
                  <draw:equation draw:name="f1" draw:formula="21600-$0 "/>
                  <draw:equation draw:name="f2" draw:formula="$0 *10/24"/>
                  <draw:equation draw:name="f3" draw:formula="?f2 +1750"/>
                  <draw:equation draw:name="f4" draw:formula="21600-?f3 "/>
                  <draw:equation draw:name="f5" draw:formula="?f0 /2"/>
                  <draw:equation draw:name="f6" draw:formula="10800+?f5 "/>
                  <draw:equation draw:name="f7" draw:formula="?f0 -10800"/>
                  <draw:equation draw:name="f8" draw:formula="if(?f7 ,?f13 ,0)"/>
                  <draw:equation draw:name="f9" draw:formula="10800-?f5 "/>
                  <draw:equation draw:name="f10" draw:formula="if(?f7 ,?f12 ,21600)"/>
                  <draw:equation draw:name="f11" draw:formula="21600-?f5 "/>
                  <draw:equation draw:name="f12" draw:formula="21600*10800/?f0 "/>
                  <draw:equation draw:name="f13" draw:formula="21600-?f12 "/>
                  <draw:handle draw:handle-position="$0 top" draw:handle-range-x-minimum="0" draw:handle-range-x-maximum="21600"/>
                </draw:enhanced-geometry>
              </draw:custom-shape>
              <draw:connector draw:style-name="gr2" draw:text-style-name="P1" xml:id="id46" draw:id="id46" draw:layer="layout" svg:x1="18.167cm" svg:y1="4.829cm" svg:x2="11.068cm" svg:y2="5.65cm" draw:start-shape="id34" draw:start-glue-point="0" draw:end-shape="id35" draw:end-glue-point="4" svg:d="M18167 4829h-7099v821" svg:viewBox="0 0 7100 822">
                <text:p/>
              </draw:connector>
              <draw:custom-shape draw:style-name="gr1" draw:text-style-name="P2" xml:id="id18" draw:id="id18" draw:layer="layout" svg:width="2.55cm" svg:height="0.8cm" svg:x="20.875cm" svg:y="7.03cm">
                <text:p text:style-name="P1"><text:span text:style-name="T1">(S) Ler</text:span></text:p>
                <text:p text:style-name="P1"><text:span text:style-name="T1">Valor Dep.</text:span></text:p>
  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  <draw:equation draw:name="f0" draw:formula="$0 "/>
                  <draw:equation draw:name="f1" draw:formula="21600-$0 "/>
                  <draw:equation draw:name="f2" draw:formula="$0 *10/24"/>
                  <draw:equation draw:name="f3" draw:formula="?f2 +1750"/>
                  <draw:equation draw:name="f4" draw:formula="21600-?f3 "/>
                  <draw:equation draw:name="f5" draw:formula="?f0 /2"/>
                  <draw:equation draw:name="f6" draw:formula="10800+?f5 "/>
                  <draw:equation draw:name="f7" draw:formula="?f0 -10800"/>
                  <draw:equation draw:name="f8" draw:formula="if(?f7 ,?f13 ,0)"/>
                  <draw:equation draw:name="f9" draw:formula="10800-?f5 "/>
                  <draw:equation draw:name="f10" draw:formula="if(?f7 ,?f12 ,21600)"/>
                  <draw:equation draw:name="f11" draw:formula="21600-?f5 "/>
                  <draw:equation draw:name="f12" draw:formula="21600*10800/?f0 "/>
                  <draw:equation draw:name="f13" draw:formula="21600-?f12 "/>
                  <draw:handle draw:handle-position="$0 top" draw:handle-range-x-minimum="0" draw:handle-range-x-maximum="21600"/>
                </draw:enhanced-geometry>
              </draw:custom-shape>
              <draw:connector draw:style-name="gr2" draw:text-style-name="P1" draw:layer="layout" draw:line-skew="-0.13cm" svg:x1="21.831cm" svg:y1="7.83cm" svg:x2="22.223cm" svg:y2="8.428cm" draw:start-shape="id18" draw:start-glue-point="7" draw:end-shape="id19" draw:end-glue-point="0" svg:d="M21831 7830v170h392v428" svg:viewBox="0 0 393 599">
                <text:p/>
              </draw:connector>
              <draw:custom-shape draw:style-name="gr1" draw:text-style-name="P2" xml:id="id23" draw:id="id23" draw:layer="layout" svg:width="2.55cm" svg:height="0.8cm" svg:x="16.476cm" svg:y="6.953cm">
                <text:p text:style-name="P1"><text:span text:style-name="T1">(S) Ler</text:span></text:p>
                <text:p text:style-name="P1"><text:span text:style-name="T1">Valor Saq.</text:span></text:p>
  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  <draw:equation draw:name="f0" draw:formula="$0 "/>
                  <draw:equation draw:name="f1" draw:formula="21600-$0 "/>
                  <draw:equation draw:name="f2" draw:formula="$0 *10/24"/>
                  <draw:equation draw:name="f3" draw:formula="?f2 +1750"/>
                  <draw:equation draw:name="f4" draw:formula="21600-?f3 "/>
                  <draw:equation draw:name="f5" draw:formula="?f0 /2"/>
                  <draw:equation draw:name="f6" draw:formula="10800+?f5 "/>
                  <draw:equation draw:name="f7" draw:formula="?f0 -10800"/>
                  <draw:equation draw:name="f8" draw:formula="if(?f7 ,?f13 ,0)"/>
                  <draw:equation draw:name="f9" draw:formula="10800-?f5 "/>
                  <draw:equation draw:name="f10" draw:formula="if(?f7 ,?f12 ,21600)"/>
                  <draw:equation draw:name="f11" draw:formula="21600-?f5 "/>
                  <draw:equation draw:name="f12" draw:formula="21600*10800/?f0 "/>
                  <draw:equation draw:name="f13" draw:formula="21600-?f12 "/>
                  <draw:handle draw:handle-position="$0 top" draw:handle-range-x-minimum="0" draw:handle-range-x-maximum="21600"/>
                </draw:enhanced-geometry>
              </draw:custom-shape>
              <draw:connector draw:style-name="gr2" draw:text-style-name="P1" draw:layer="layout" draw:line-skew="-0.13cm" svg:x1="17.751cm" svg:y1="7.753cm" svg:x2="17.298cm" svg:y2="8.35cm" draw:start-shape="id23" draw:start-glue-point="8" draw:end-shape="id24" draw:end-glue-point="4" svg:d="M17751 7753v169h-453v428" svg:viewBox="0 0 454 598">
                <text:p/>
              </draw:connector>
              <draw:custom-shape draw:style-name="gr1" draw:text-style-name="P2" xml:id="id36" draw:id="id36" draw:layer="layout" svg:width="2.55cm" svg:height="0.8cm" svg:x="9.277cm" svg:y="6.953cm">
                <text:p text:style-name="P1"><text:span text:style-name="T1">(S) Ler</text:span></text:p>
                <text:p text:style-name="P1"><text:span text:style-name="T3">N-Conta Transf. <text:s/></text:span></text:p>
  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  <draw:equation draw:name="f0" draw:formula="$0 "/>
                  <draw:equation draw:name="f1" draw:formula="21600-$0 "/>
                  <draw:equation draw:name="f2" draw:formula="$0 *10/24"/>
                  <draw:equation draw:name="f3" draw:formula="?f2 +1750"/>
                  <draw:equation draw:name="f4" draw:formula="21600-?f3 "/>
                  <draw:equation draw:name="f5" draw:formula="?f0 /2"/>
                  <draw:equation draw:name="f6" draw:formula="10800+?f5 "/>
                  <draw:equation draw:name="f7" draw:formula="?f0 -10800"/>
                  <draw:equation draw:name="f8" draw:formula="if(?f7 ,?f13 ,0)"/>
                  <draw:equation draw:name="f9" draw:formula="10800-?f5 "/>
                  <draw:equation draw:name="f10" draw:formula="if(?f7 ,?f12 ,21600)"/>
                  <draw:equation draw:name="f11" draw:formula="21600-?f5 "/>
                  <draw:equation draw:name="f12" draw:formula="21600*10800/?f0 "/>
                  <draw:equation draw:name="f13" draw:formula="21600-?f12 "/>
                  <draw:handle draw:handle-position="$0 top" draw:handle-range-x-minimum="0" draw:handle-range-x-maximum="21600"/>
                </draw:enhanced-geometry>
              </draw:custom-shape>
              <draw:connector draw:style-name="gr2" draw:text-style-name="P1" draw:layer="layout" draw:line-skew="-0.081cm" svg:x1="10.43cm" svg:y1="6.45cm" svg:x2="10.871cm" svg:y2="6.953cm" draw:start-shape="id35" draw:start-glue-point="7" draw:end-shape="id36" draw:end-glue-point="4" svg:d="M10430 6450v171h441v332" svg:viewBox="0 0 442 504">
                <text:p/>
              </draw:connector>
              <draw:custom-shape draw:style-name="gr1" draw:text-style-name="P2" xml:id="id37" draw:id="id37" draw:layer="layout" svg:width="2.55cm" svg:height="0.8cm" svg:x="9.174cm" svg:y="8.35cm">
                <text:p text:style-name="P1"><text:span text:style-name="T1">(P) Solitar</text:span></text:p>
                <text:p text:style-name="P1"><text:span text:style-name="T1">Valor Transf. <text:s text:c="2"/></text:span></text:p>
  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  <draw:equation draw:name="f0" draw:formula="$0 "/>
                  <draw:equation draw:name="f1" draw:formula="21600-$0 "/>
                  <draw:equation draw:name="f2" draw:formula="$0 *10/24"/>
                  <draw:equation draw:name="f3" draw:formula="?f2 +1750"/>
                  <draw:equation draw:name="f4" draw:formula="21600-?f3 "/>
                  <draw:equation draw:name="f5" draw:formula="?f0 /2"/>
                  <draw:equation draw:name="f6" draw:formula="10800+?f5 "/>
                  <draw:equation draw:name="f7" draw:formula="?f0 -10800"/>
                  <draw:equation draw:name="f8" draw:formula="if(?f7 ,?f13 ,0)"/>
                  <draw:equation draw:name="f9" draw:formula="10800-?f5 "/>
                  <draw:equation draw:name="f10" draw:formula="if(?f7 ,?f12 ,21600)"/>
                  <draw:equation draw:name="f11" draw:formula="21600-?f5 "/>
                  <draw:equation draw:name="f12" draw:formula="21600*10800/?f0 "/>
                  <draw:equation draw:name="f13" draw:formula="21600-?f12 "/>
                  <draw:handle draw:handle-position="$0 top" draw:handle-range-x-minimum="0" draw:handle-range-x-maximum="21600"/>
                </draw:enhanced-geometry>
              </draw:custom-shape>
              <draw:connector draw:style-name="gr2" draw:text-style-name="P1" draw:layer="layout" draw:line-skew="-0.131cm" svg:x1="10.233cm" svg:y1="7.753cm" svg:x2="10.768cm" svg:y2="8.35cm" draw:start-shape="id36" draw:start-glue-point="7" draw:end-shape="id37" draw:end-glue-point="4" svg:d="M10233 7753v168h535v429" svg:viewBox="0 0 536 598">
                <text:p/>
              </draw:connector>
              <draw:frame draw:style-name="gr12" draw:text-style-name="P3" draw:layer="layout" svg:width="1.37cm" svg:height="0.581cm" svg:x="10.866cm" svg:y="4.369cm">
                <draw:text-box>
                  <text:p><text:span text:style-name="T2">Ope. 3</text:span></text:p>
                </draw:text-box>
              </draw:frame>
              <draw:custom-shape draw:style-name="gr1" draw:text-style-name="P2" xml:id="id38" draw:id="id38" draw:layer="layout" svg:width="2.55cm" svg:height="0.8cm" svg:x="9.225cm" svg:y="9.771cm">
                <text:p text:style-name="P1"><text:span text:style-name="T1">(S) Ler</text:span></text:p>
                <text:p text:style-name="P1"><text:span text:style-name="T1">Valor Transf. <text:s text:c="2"/></text:span></text:p>
  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  <draw:equation draw:name="f0" draw:formula="$0 "/>
                  <draw:equation draw:name="f1" draw:formula="21600-$0 "/>
                  <draw:equation draw:name="f2" draw:formula="$0 *10/24"/>
                  <draw:equation draw:name="f3" draw:formula="?f2 +1750"/>
                  <draw:equation draw:name="f4" draw:formula="21600-?f3 "/>
                  <draw:equation draw:name="f5" draw:formula="?f0 /2"/>
                  <draw:equation draw:name="f6" draw:formula="10800+?f5 "/>
                  <draw:equation draw:name="f7" draw:formula="?f0 -10800"/>
                  <draw:equation draw:name="f8" draw:formula="if(?f7 ,?f13 ,0)"/>
                  <draw:equation draw:name="f9" draw:formula="10800-?f5 "/>
                  <draw:equation draw:name="f10" draw:formula="if(?f7 ,?f12 ,21600)"/>
                  <draw:equation draw:name="f11" draw:formula="21600-?f5 "/>
                  <draw:equation draw:name="f12" draw:formula="21600*10800/?f0 "/>
                  <draw:equation draw:name="f13" draw:formula="21600-?f12 "/>
                  <draw:handle draw:handle-position="$0 top" draw:handle-range-x-minimum="0" draw:handle-range-x-maximum="21600"/>
                </draw:enhanced-geometry>
              </draw:custom-shape>
              <draw:connector draw:style-name="gr2" draw:text-style-name="P1" draw:layer="layout" draw:line-skew="-0.14cm" svg:x1="10.13cm" svg:y1="9.15cm" svg:x2="10.819cm" svg:y2="9.771cm" draw:start-shape="id37" draw:start-glue-point="7" draw:end-shape="id38" draw:end-glue-point="4" svg:d="M10130 9150v171h689v450" svg:viewBox="0 0 690 622">
                <text:p/>
              </draw:connector>
              <draw:custom-shape draw:style-name="gr6" draw:text-style-name="P2" xml:id="id39" draw:id="id39" draw:layer="layout" svg:width="2.55cm" svg:height="0.8cm" svg:x="8.875cm" svg:y="11.371cm">
                <text:p text:style-name="P1"><text:span text:style-name="T1">Insuf. Saldo</text:span></text:p>
                <draw:enhanced-geometry svg:viewBox="0 0 21600 21600" draw:glue-points="10800 0 0 10800 10800 21600 21600 10800" draw:text-areas="5400 5400 16200 16200" draw:type="diamond" draw:enhanced-path="M 10800 0 L 21600 10800 10800 21600 0 10800 10800 0 Z N"/>
              </draw:custom-shape>
              <draw:connector draw:style-name="gr2" draw:text-style-name="P1" draw:layer="layout" svg:x1="10.5cm" svg:y1="10.571cm" svg:x2="10.15cm" svg:y2="11.371cm" draw:start-shape="id38" draw:start-glue-point="8" draw:end-shape="id39" draw:end-glue-point="4" svg:d="M10500 10571v401h-350v399" svg:viewBox="0 0 351 801">
                <text:p/>
              </draw:connector>
              <draw:custom-shape draw:style-name="gr10" draw:text-style-name="P2" xml:id="id40" draw:id="id40" draw:layer="layout" svg:width="2.6cm" svg:height="1cm" svg:x="10.725cm" svg:y="12.571cm">
                <text:p text:style-name="P1"><text:span text:style-name="T1">Valor Transf &gt;</text:span></text:p>
                <text:p text:style-name="P1"><text:span text:style-name="T1">Saldo_ContaN</text:span></text:p>
                <draw:enhanced-geometry svg:viewBox="0 0 21600 21600" draw:type="rectangle" draw:enhanced-path="M 0 0 L 21600 0 21600 21600 0 21600 0 0 Z N"/>
              </draw:custom-shape>
              <draw:connector draw:style-name="gr2" draw:text-style-name="P1" draw:layer="layout" svg:x1="11.425cm" svg:y1="11.771cm" svg:x2="12.025cm" svg:y2="12.571cm" draw:start-shape="id39" draw:start-glue-point="7" draw:end-shape="id40" svg:d="M11425 11771h600v800" svg:viewBox="0 0 601 801">
                <text:p/>
              </draw:connector>
              <draw:connector draw:style-name="gr2" draw:text-style-name="P1" draw:layer="layout" svg:x1="12.05cm" svg:y1="14.971cm" svg:x2="11.706cm" svg:y2="6.05cm" draw:start-shape="id41" draw:start-glue-point="8" draw:end-shape="id35" draw:end-glue-point="6" svg:d="M12050 14971v502h1777v-9423h-2121" svg:viewBox="0 0 2122 9424">
                <text:p/>
              </draw:connector>
              <draw:custom-shape draw:style-name="gr1" draw:text-style-name="P2" xml:id="id41" draw:id="id41" draw:layer="layout" svg:width="2.55cm" svg:height="0.8cm" svg:x="10.775cm" svg:y="14.171cm">
                <text:p text:style-name="P1"><text:span text:style-name="T1"><text:s text:c="3"/></text:span><text:span text:style-name="T1">(P) Saldo</text:span></text:p>
                <text:p text:style-name="P1"><text:span text:style-name="T1">Insuficiente</text:span></text:p>
  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  <draw:equation draw:name="f0" draw:formula="$0 "/>
                  <draw:equation draw:name="f1" draw:formula="21600-$0 "/>
                  <draw:equation draw:name="f2" draw:formula="$0 *10/24"/>
                  <draw:equation draw:name="f3" draw:formula="?f2 +1750"/>
                  <draw:equation draw:name="f4" draw:formula="21600-?f3 "/>
                  <draw:equation draw:name="f5" draw:formula="?f0 /2"/>
                  <draw:equation draw:name="f6" draw:formula="10800+?f5 "/>
                  <draw:equation draw:name="f7" draw:formula="?f0 -10800"/>
                  <draw:equation draw:name="f8" draw:formula="if(?f7 ,?f13 ,0)"/>
                  <draw:equation draw:name="f9" draw:formula="10800-?f5 "/>
                  <draw:equation draw:name="f10" draw:formula="if(?f7 ,?f12 ,21600)"/>
                  <draw:equation draw:name="f11" draw:formula="21600-?f5 "/>
                  <draw:equation draw:name="f12" draw:formula="21600*10800/?f0 "/>
                  <draw:equation draw:name="f13" draw:formula="21600-?f12 "/>
                  <draw:handle draw:handle-position="$0 top" draw:handle-range-x-minimum="0" draw:handle-range-x-maximum="21600"/>
                </draw:enhanced-geometry>
              </draw:custom-shape>
              <draw:connector draw:style-name="gr2" draw:text-style-name="P1" draw:layer="layout" draw:line-skew="-0.1cm" svg:x1="12.025cm" svg:y1="13.571cm" svg:x2="12.369cm" svg:y2="14.171cm" draw:start-shape="id40" draw:start-glue-point="2" draw:end-shape="id41" draw:end-glue-point="4" svg:d="M12025 13571v200h344v400" svg:viewBox="0 0 345 601">
                <text:p/>
              </draw:connector>
              <draw:custom-shape draw:style-name="gr1" draw:text-style-name="P2" xml:id="id48" draw:id="id48" draw:layer="layout" svg:width="2.55cm" svg:height="0.8cm" svg:x="7.275cm" svg:y="17.05cm">
                <text:p text:style-name="P1"><text:span text:style-name="T1"><text:s text:c="3"/></text:span><text:span text:style-name="T1">(P) Sucesso</text:span></text:p>
                <text:p text:style-name="P1"><text:span text:style-name="T1">Transf.</text:span></text:p>
  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  <draw:equation draw:name="f0" draw:formula="$0 "/>
                  <draw:equation draw:name="f1" draw:formula="21600-$0 "/>
                  <draw:equation draw:name="f2" draw:formula="$0 *10/24"/>
                  <draw:equation draw:name="f3" draw:formula="?f2 +1750"/>
                  <draw:equation draw:name="f4" draw:formula="21600-?f3 "/>
                  <draw:equation draw:name="f5" draw:formula="?f0 /2"/>
                  <draw:equation draw:name="f6" draw:formula="10800+?f5 "/>
                  <draw:equation draw:name="f7" draw:formula="?f0 -10800"/>
                  <draw:equation draw:name="f8" draw:formula="if(?f7 ,?f13 ,0)"/>
                  <draw:equation draw:name="f9" draw:formula="10800-?f5 "/>
                  <draw:equation draw:name="f10" draw:formula="if(?f7 ,?f12 ,21600)"/>
                  <draw:equation draw:name="f11" draw:formula="21600-?f5 "/>
                  <draw:equation draw:name="f12" draw:formula="21600*10800/?f0 "/>
                  <draw:equation draw:name="f13" draw:formula="21600-?f12 "/>
                  <draw:handle draw:handle-position="$0 top" draw:handle-range-x-minimum="0" draw:handle-range-x-maximum="21600"/>
                </draw:enhanced-geometry>
              </draw:custom-shape>
              <draw:custom-shape draw:style-name="gr10" draw:text-style-name="P2" xml:id="id42" draw:id="id42" draw:layer="layout" svg:width="2.6cm" svg:height="1cm" svg:x="7.325cm" svg:y="12.571cm">
                <text:p text:style-name="P1"><text:span text:style-name="T1">Valor Transf</text:span></text:p>
                <text:p text:style-name="P1"><text:span text:style-name="T1">&lt;= Saldo_ContaN</text:span></text:p>
                <draw:enhanced-geometry svg:viewBox="0 0 21600 21600" draw:type="rectangle" draw:enhanced-path="M 0 0 L 21600 0 21600 21600 0 21600 0 0 Z N"/>
              </draw:custom-shape>
              <draw:connector draw:style-name="gr2" draw:text-style-name="P1" draw:layer="layout" svg:x1="8.875cm" svg:y1="11.771cm" svg:x2="8.625cm" svg:y2="12.571cm" draw:start-shape="id39" draw:start-glue-point="5" draw:end-shape="id42" draw:end-glue-point="0" svg:d="M8875 11771h-250v800" svg:viewBox="0 0 251 801">
                <text:p/>
              </draw:connector>
              <draw:connector draw:style-name="gr2" draw:text-style-name="P1" draw:layer="layout" svg:x1="8.625cm" svg:y1="13.571cm" svg:x2="8.625cm" svg:y2="14.05cm" draw:end-shape="id43" draw:end-glue-point="0" svg:d="M8625 13571v479" svg:viewBox="0 0 1 480">
                <text:p/>
              </draw:connector>
              <draw:custom-shape draw:style-name="gr13" draw:text-style-name="P1" xml:id="id49" draw:id="id49" draw:layer="layout" svg:width="0.8cm" svg:height="0.8cm" svg:x="13.325cm" svg:y="19.5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0" draw:text-style-name="P2" xml:id="id44" draw:id="id44" draw:layer="layout" svg:width="2.6cm" svg:height="1cm" svg:x="14.423cm" svg:y="10.701cm">
                <text:p text:style-name="P1"><text:span text:style-name="T1">Saldo_Banco +=</text:span></text:p>
                <text:p text:style-name="P1"><text:span text:style-name="T1">0.38Saque</text:span></text:p>
                <draw:enhanced-geometry svg:viewBox="0 0 21600 21600" draw:type="rectangle" draw:enhanced-path="M 0 0 L 21600 0 21600 21600 0 21600 0 0 Z N"/>
              </draw:custom-shape>
              <draw:connector draw:style-name="gr2" draw:text-style-name="P1" draw:layer="layout" svg:x1="15.723cm" svg:y1="10.25cm" svg:x2="15.723cm" svg:y2="10.701cm" draw:start-shape="id27" draw:start-glue-point="2" draw:end-shape="id44" draw:end-glue-point="0" svg:d="M15723 10250v451" svg:viewBox="0 0 1 452">
                <text:p/>
              </draw:connector>
              <draw:custom-shape draw:style-name="gr10" draw:text-style-name="P2" xml:id="id28" draw:id="id28" draw:layer="layout" svg:width="2.6cm" svg:height="1cm" svg:x="14.423cm" svg:y="12.201cm">
                <text:p text:style-name="P1"><text:span text:style-name="T1">Saldo_ContaN</text:span></text:p>
                <text:p text:style-name="P1"><text:span text:style-name="T1">- = Saque</text:span></text:p>
                <draw:enhanced-geometry svg:viewBox="0 0 21600 21600" draw:type="rectangle" draw:enhanced-path="M 0 0 L 21600 0 21600 21600 0 21600 0 0 Z N"/>
              </draw:custom-shape>
              <draw:connector draw:style-name="gr2" draw:text-style-name="P1" draw:layer="layout" svg:x1="15.723cm" svg:y1="11.701cm" svg:x2="15.723cm" svg:y2="12.201cm" draw:start-shape="id44" draw:start-glue-point="2" draw:end-shape="id28" draw:end-glue-point="0" svg:d="M15723 11701v500" svg:viewBox="0 0 1 501">
                <text:p/>
              </draw:connector>
              <draw:custom-shape draw:style-name="gr10" draw:text-style-name="P2" xml:id="id43" draw:id="id43" draw:layer="layout" svg:width="2.6cm" svg:height="1cm" svg:x="7.325cm" svg:y="14.05cm">
                <text:p text:style-name="P1"><text:span text:style-name="T1">Saldo_Banco +=</text:span></text:p>
                <text:p text:style-name="P1"><text:span text:style-name="T1">0.38Transf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2" xml:id="id45" draw:id="id45" draw:layer="layout" svg:width="2.6cm" svg:height="1cm" svg:x="7.325cm" svg:y="15.45cm">
                <text:p text:style-name="P1"><text:span text:style-name="T1">Saldo_ContaN</text:span></text:p>
                <text:p text:style-name="P1"><text:span text:style-name="T1">- = Saque</text:span></text:p>
                <draw:enhanced-geometry svg:viewBox="0 0 21600 21600" draw:type="rectangle" draw:enhanced-path="M 0 0 L 21600 0 21600 21600 0 21600 0 0 Z N"/>
              </draw:custom-shape>
              <draw:connector draw:style-name="gr2" draw:text-style-name="P1" draw:layer="layout" svg:x1="8.625cm" svg:y1="15.05cm" svg:x2="8.625cm" svg:y2="15.45cm" draw:start-shape="id43" draw:start-glue-point="2" draw:end-shape="id45" draw:end-glue-point="0" svg:d="M8625 15050v400" svg:viewBox="0 0 1 401">
                <text:p/>
              </draw:connector>
              <draw:custom-shape draw:style-name="gr1" draw:text-style-name="P2" xml:id="id47" draw:id="id47" draw:layer="layout" svg:width="2.55cm" svg:height="0.8cm" svg:x="4.675cm" svg:y="5.651cm">
                <text:p text:style-name="P1"><text:span text:style-name="T1">(P)</text:span></text:p>
                <text:p text:style-name="P1"><text:span text:style-name="T1">Saldo_ContaN <text:s text:c="2"/></text:span></text:p>
      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      <draw:equation draw:name="f0" draw:formula="$0 "/>
                  <draw:equation draw:name="f1" draw:formula="21600-$0 "/>
                  <draw:equation draw:name="f2" draw:formula="$0 *10/24"/>
                  <draw:equation draw:name="f3" draw:formula="?f2 +1750"/>
                  <draw:equation draw:name="f4" draw:formula="21600-?f3 "/>
                  <draw:equation draw:name="f5" draw:formula="?f0 /2"/>
                  <draw:equation draw:name="f6" draw:formula="10800+?f5 "/>
                  <draw:equation draw:name="f7" draw:formula="?f0 -10800"/>
                  <draw:equation draw:name="f8" draw:formula="if(?f7 ,?f13 ,0)"/>
                  <draw:equation draw:name="f9" draw:formula="10800-?f5 "/>
                  <draw:equation draw:name="f10" draw:formula="if(?f7 ,?f12 ,21600)"/>
                  <draw:equation draw:name="f11" draw:formula="21600-?f5 "/>
                  <draw:equation draw:name="f12" draw:formula="21600*10800/?f0 "/>
                  <draw:equation draw:name="f13" draw:formula="21600-?f12 "/>
                  <draw:handle draw:handle-position="$0 top" draw:handle-range-x-minimum="0" draw:handle-range-x-maximum="21600"/>
                </draw:enhanced-geometry>
              </draw:custom-shape>
              <draw:connector draw:style-name="gr2" draw:text-style-name="P1" draw:layer="layout" svg:x1="11.068cm" svg:y1="4.829cm" svg:x2="6.269cm" svg:y2="5.651cm" draw:start-shape="id46" draw:start-glue-point="0" draw:end-shape="id47" draw:end-glue-point="4" svg:d="M11068 4829h-4799v822" svg:viewBox="0 0 4800 823">
                <text:p/>
              </draw:connector>
              <draw:frame draw:style-name="gr12" draw:text-style-name="P3" draw:layer="layout" svg:width="1.37cm" svg:height="0.581cm" svg:x="6.067cm" svg:y="4.37cm">
                <draw:text-box>
                  <text:p><text:span text:style-name="T2">Ope. 4</text:span></text:p>
                </draw:text-box>
              </draw:frame>
              <draw:connector draw:style-name="gr2" draw:text-style-name="P1" draw:layer="layout" draw:line-skew="-0.1cm" svg:x1="8.625cm" svg:y1="16.45cm" svg:x2="8.869cm" svg:y2="17.05cm" draw:start-shape="id45" draw:start-glue-point="2" draw:end-shape="id48" draw:end-glue-point="4" svg:d="M8625 16450v200h244v400" svg:viewBox="0 0 245 601">
                <text:p/>
              </draw:connector>
              <draw:connector draw:style-name="gr2" draw:text-style-name="P1" draw:layer="layout" svg:x1="8.55cm" svg:y1="17.85cm" svg:x2="13.325cm" svg:y2="19.95cm" draw:start-shape="id48" draw:start-glue-point="8" draw:end-shape="id49" draw:end-glue-point="6" svg:d="M8550 17850v2100h4775" svg:viewBox="0 0 4776 2101">
                <text:p/>
              </draw:connector>
              <draw:connector draw:style-name="gr2" draw:text-style-name="P1" draw:layer="layout" svg:x1="15.848cm" svg:y1="14.701cm" svg:x2="13.725cm" svg:y2="19.55cm" draw:start-shape="id29" draw:start-glue-point="8" draw:end-shape="id49" draw:end-glue-point="4" svg:d="M15848 14701v2425h-2123v2424" svg:viewBox="0 0 2124 4850">
                <text:p/>
              </draw:connector>
              <draw:connector draw:style-name="gr2" draw:text-style-name="P1" draw:layer="layout" svg:x1="22.35cm" svg:y1="10.83cm" svg:x2="14.125cm" svg:y2="19.95cm" draw:start-shape="id20" draw:start-glue-point="8" draw:end-shape="id49" draw:end-glue-point="10" svg:d="M22350 10830v9120h-8225" svg:viewBox="0 0 8226 9121">
                <text:p/>
              </draw:connector>
              <draw:connector draw:style-name="gr2" draw:text-style-name="P1" draw:layer="layout" svg:x1="5.95cm" svg:y1="6.451cm" svg:x2="13.325cm" svg:y2="19.95cm" draw:start-shape="id47" draw:start-glue-point="8" draw:end-shape="id49" draw:end-glue-point="6" svg:d="M5950 6451v13499h7375" svg:viewBox="0 0 7376 13500">
                <text:p/>
              </draw:connector>
              <draw:connector draw:style-name="gr2" draw:text-style-name="P1" draw:layer="layout" svg:x1="13.725cm" svg:y1="20.35cm" svg:x2="24.599cm" svg:y2="5.229cm" draw:start-shape="id49" draw:start-glue-point="8" draw:end-shape="id15" draw:end-glue-point="6" svg:d="M13725 20350v502h10874v-15623" svg:viewBox="0 0 10875 15624">
                <text:p/>
              </draw:connector>
              <draw:frame draw:style-name="gr12" draw:text-style-name="P3" draw:layer="layout" svg:width="1.37cm" svg:height="0.581cm" svg:x="17.966cm" svg:y="4.37cm">
                <draw:text-box>
                  <text:p><text:span text:style-name="T2">Ope. 2</text:span></text:p>
                </draw:text-box>
              </draw:frame>
              <draw:frame draw:style-name="gr12" draw:text-style-name="P3" draw:layer="layout" svg:width="1.37cm" svg:height="0.581cm" svg:x="21.966cm" svg:y="4.37cm">
                <draw:text-box>
                  <text:p><text:span text:style-name="T2">Ope. 1</text:span></text:p>
                </draw:text-box>
              </draw:frame>
              <draw:frame draw:style-name="gr12" draw:text-style-name="P3" draw:layer="layout" svg:width="1.37cm" svg:height="0.581cm" svg:x="25.666cm" svg:y="4.371cm">
                <draw:text-box>
                  <text:p><text:span text:style-name="T2">Ope. 0</text:span></text:p>
                </draw:text-box>
              </draw:frame>
              <draw:custom-shape draw:style-name="gr5" draw:text-style-name="P1" xml:id="id11" draw:id="id11" draw:layer="layout" svg:width="2.55cm" svg:height="0.8cm" svg:x="33.476cm" svg:y="3.251cm">
                <text:p text:style-name="P1">Fim</text:p>
    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07T16:07:04.954000000</meta:creation-date>
    <dc:date>2014-09-09T20:21:19.187000000</dc:date>
    <meta:editing-duration>PT1H11M32S</meta:editing-duration>
    <meta:editing-cycles>17</meta:editing-cycles>
    <meta:generator>LibreOffice/4.3.0.4$Windows_x86 LibreOffice_project/62ad5818884a2fc2e5780dd45466868d41009ec0</meta:generator>
    <meta:document-statistic meta:object-count="113"/>
  </office:meta>
</office:document-meta>
</file>